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<text:s/>Nasca Razvan</text:p>
      <text:p text:style-name="Standard">Reviewer Group:<text:s text:c="2"/>215</text:p>
      <text:p text:style-name="Standard">Initial C application was created by (Name/Group):<text:s text:c="2"/>Mocsi Daniel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</text:span><text:span text:style-name="T11"><text:s/>of 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<text:s/>All functionalities are complete and working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All of the program functions was covered by tests.<text:s/>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None of the program functions lack specification.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<text:s/></text:span><text:span text:style-name="T36">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The specification is <text:s/>in according with its implementation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The architecture is according to the one presented in the lecture.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There are no memory leaks in the program.</text:p>
          </table:table-cell>
        </table:table-row>
        <table:table-row table:style-name="TableRow63">
          <table:table-cell table:style-name="TableCell64">
            <text:p text:style-name="P65"><text:span text:style-name="T66">List those<text:s/></text:span><text:span text:style-name="T67">functions that are 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All functions seem clear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I didn’t have to fix anything in the code as it’s working perfect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thur Molnar</meta:initial-creator>
    <dc:creator>hp</dc:creator>
    <meta:creation-date>2013-03-25T08:05:00Z</meta:creation-date>
    <dc:date>2020-03-25T15:58:00Z</dc:date>
    <meta:template xlink:href="Normal.dotm" xlink:type="simple"/>
    <meta:editing-cycles>1</meta:editing-cycles>
    <meta:editing-duration>PT177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3" meta:character-count="1364" meta:row-count="9" meta:non-whitespace-character-count="1163"/>
  </office:meta>
</office:document-meta>
</file>